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14cm" fo:min-width="7.493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color="#ff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303cm" svg:height="7.62cm" svg:x="4.937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5.219cm" svg:height="4.301cm" draw:transform="rotate (0.983493033498804) translate (6.71678831145281cm 7.64261864197143cm)" svg:viewBox="0 0 5220 4302" svg:d="M0 111c488 24 948-195 1446-75 537 129 864 532 1295 821 427 287 631 793 905 1220 232 363 521 677 743 1047 227 378 489 735 734 1102l97 76">
            <text:p/>
          </draw:path>
          <draw:path draw:style-name="gr2" draw:text-style-name="P2" draw:layer="layout" svg:width="3.294cm" svg:height="0.73cm" draw:transform="rotate (-0.111002940426839) translate (9.37011468160554cm 8.93397764086506cm)" svg:viewBox="0 0 3295 731" svg:d="M0 642c446 79 884 41 1341 85 417 40 784-255 1168-404l443-245 343-78">
            <text:p/>
          </draw:path>
          <draw:line draw:style-name="gr3" draw:text-style-name="P2" draw:layer="layout" svg:x1="9.382cm" svg:y1="9.636cm" svg:x2="6.842cm" svg:y2="7.731cm">
            <text:p/>
          </draw:line>
          <draw:line draw:style-name="gr3" draw:text-style-name="P2" draw:layer="layout" svg:x1="12.684cm" svg:y1="9.255cm" svg:x2="13.192cm" svg:y2="5.699cm">
            <text:p/>
          </draw:line>
          <draw:line draw:style-name="gr3" draw:text-style-name="P2" draw:layer="layout" svg:x1="11.033cm" svg:y1="9.763cm" svg:x2="9.763cm" svg:y2="5.699cm">
            <text:p/>
          </draw:line>
          <draw:line draw:style-name="gr3" draw:text-style-name="P2" draw:layer="layout" svg:x1="10.26cm" svg:y1="9.812cm" svg:x2="7.985cm" svg:y2="6.08cm">
            <text:p/>
          </draw:line>
          <draw:line draw:style-name="gr3" draw:text-style-name="P2" draw:layer="layout" svg:x1="12.049cm" svg:y1="9.382cm" svg:x2="11.541cm" svg:y2="5.699cm">
            <text:p/>
          </draw:line>
          <draw:frame draw:style-name="gr4" draw:text-style-name="P3" draw:layer="layout" svg:width="0.889cm" svg:height="0.873cm" svg:x="9.509cm" svg:y="4.683cm">
            <draw:text-box>
              <text:p><text:span text:style-name="T1">f</text:span><text:span text:style-name="T2">2</text:span></text:p>
            </draw:text-box>
          </draw:frame>
          <draw:frame draw:style-name="gr4" draw:text-style-name="P3" draw:layer="layout" svg:width="0.889cm" svg:height="0.873cm" svg:x="10.779cm" svg:y="9.906cm">
            <draw:text-box>
              <text:p><text:span text:style-name="T1">f</text:span><text:span text:style-name="T2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0T21:56:40.770016955</meta:creation-date>
    <dc:date>2020-05-10T22:22:10.190088060</dc:date>
    <meta:editing-duration>PT10M10S</meta:editing-duration>
    <meta:editing-cycles>2</meta:editing-cycles>
    <meta:generator>LibreOffice/6.3.5.2$Linux_X86_64 LibreOffice_project/30$Build-2</meta:generator>
    <meta:document-statistic meta:object-count="11"/>
  </office:meta>
</office:document-meta>
</file>